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 fo:wrap-option="no-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 style:data-style-name="N100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0084d1" fo:wrap-option="no-wrap"/>
      <style:text-properties fo:color="#000000" style:text-outline="false" style:text-line-through-styl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9pt" style:language-asian="none" style:country-asian="none" style:font-style-asian="normal" style:font-weight-asian="bold" style:font-name-complex="メイリオ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54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3b3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sion.M3">
          <table:error-message table:message-type="stop" table:display="true"/>
        </table:content-validation>
      </table:content-validations>
      <table:table table:name="sessio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7" table:number-columns-repeated="1010" table:default-cell-style-name="ce6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init</text:p>
          </table:table-cell>
          <table:covered-table-cell table:style-name="ce17"/>
          <table:table-cell table:style-name="ce12" office:value-type="string" table:number-columns-spanned="2" table:number-rows-spanned="1">
            <text:p>reging</text:p>
          </table:table-cell>
          <table:covered-table-cell table:style-name="ce17"/>
          <table:table-cell table:style-name="ce12" office:value-type="string" table:number-columns-spanned="2" table:number-rows-spanned="1">
            <text:p>reged</text:p>
          </table:table-cell>
          <table:covered-table-cell table:style-name="ce17"/>
          <table:table-cell table:style-name="ce12" office:value-type="string" table:number-columns-spanned="2" table:number-rows-spanned="1">
            <text:p>clsing</text:p>
          </table:table-cell>
          <table:covered-table-cell table:style-name="ce17"/>
          <table:table-cell table:style-name="ce12" office:value-type="string" table:number-columns-spanned="2" table:number-rows-spanned="1">
            <text:p>clsed</text:p>
          </table:table-cell>
          <table:covered-table-cell table:style-name="ce17"/>
          <table:table-cell table:style-name="ce12" office:value-type="string" table:number-columns-spanned="2" table:number-rows-spanned="1">
            <text:p>discned</text:p>
          </table:table-cell>
          <table:covered-table-cell table:style-name="ce17"/>
          <table:table-cell table:number-columns-repeated="1010"/>
        </table:table-row>
        <table:table-row table:style-name="ro1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clsSesh</text:p>
          </table:table-cell>
          <table:table-cell table:content-validation-name="val1" office:value-type="string">
            <text:p>Not Allowed</text:p>
          </table:table-cell>
          <table:table-cell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3]=&quot;Should not happen&quot;;[.G3]=&quot;Not Allowed&quot;); &quot;Illegal&quot;; IF([.G3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regChnl</text:p>
          </table:table-cell>
          <table:table-cell table:content-validation-name="val1" office:value-type="string">
            <text:p>Not Allowed</text:p>
          </table:table-cell>
          <table:table-cell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4]=&quot;Should not happen&quot;;[.E4]=&quot;Not Allowed&quot;); &quot;Illegal&quot;; IF([.E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4]=&quot;Should not happen&quot;;[.G4]=&quot;Not Allowed&quot;); &quot;Illegal&quot;; IF([.G4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eshView</text:p>
          </table:table-cell>
          <table:table-cell table:style-name="ce9" office:value-type="string">
            <text:p>regSesh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5]=&quot;Should not happen&quot;;[.I5]=&quot;Not Allowed&quot;); &quot;Illegal&quot;; IF([.I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strSeshIntfForChnlView</text:p>
          </table:table-cell>
          <table:table-cell table:style-name="ce8" office:value-type="string">
            <text:p>clsChnl</text:p>
          </table:table-cell>
          <table:table-cell table:content-validation-name="val1" office:value-type="string">
            <text:p>Not Allowed</text:p>
          </table:table-cell>
          <table:table-cell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6]=&quot;Should not happen&quot;;[.G6]=&quot;Not Allowed&quot;); &quot;Illegal&quot;; IF([.G6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restrSeshIntfForChnlView</text:p>
          </table:table-cell>
          <table:table-cell table:style-name="ce9" office:value-type="string">
            <text:p>sendChnlCmd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ChnlRslt</text:p>
          </table:table-cell>
          <table:table-cell table:content-validation-name="val1" office:value-type="string">
            <text:p>Should not happen</text:p>
          </table:table-cell>
          <table:table-cell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8]=&quot;Should not happen&quot;;[.E8]=&quot;Not Allowed&quot;); &quot;Illegal&quot;; IF([.E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8]=&quot;Should not happen&quot;;[.G8]=&quot;Not Allowed&quot;); &quot;Illegal&quot;; IF([.G8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Should Not Happen</text:p>
          </table:table-cell>
          <table:table-cell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8]=&quot;Should not happen&quot;;[.M8]=&quot;Not Allowed&quot;); &quot;Illegal&quot;; IF([.M8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SeshRslt</text:p>
          </table:table-cell>
          <table:table-cell table:content-validation-name="val1" office:value-type="string">
            <text:p>Should not happen</text:p>
          </table:table-cell>
          <table:table-cell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I9]=&quot;Should not happen&quot;;[.I9]=&quot;Not Allowed&quot;); &quot;Illegal&quot;; IF([.I9]=&quot;Could Happen&quot;; &quot;Ignore&quot;; &quot;&quot;))">
            <text:p/>
          </table:table-cell>
          <table:table-cell table:content-validation-name="val1" office:value-type="string">
            <text:p>Should not happen</text:p>
          </table:table-cell>
          <table:table-cell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9]=&quot;Should not happen&quot;;[.M9]=&quot;Not Allowed&quot;); &quot;Illegal&quot;; IF([.M9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regChnlRslt</text:p>
          </table:table-cell>
          <table:table-cell table:content-validation-name="val1" office:value-type="string">
            <text:p>Should not happen</text:p>
          </table:table-cell>
          <table:table-cell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0]=&quot;Should not happen&quot;;[.G10]=&quot;Not Allowed&quot;); &quot;Illegal&quot;; IF([.G10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0]=&quot;Should not happen&quot;;[.M10]=&quot;Not Allowed&quot;); &quot;Illegal&quot;; IF([.M10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vrRes</text:p>
          </table:table-cell>
          <table:table-cell table:style-name="ce9" office:value-type="string">
            <text:p>regSeshRslt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Could Happen</text:p>
          </table:table-cell>
          <table:table-cell table:style-name="ce16" table:formula="of:=IF(OR([.M11]=&quot;Should not happen&quot;;[.M11]=&quot;Not Allowed&quot;); &quot;Illegal&quot;; IF([.M11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Discned</text:p>
          </table:table-cell>
          <table:table-cell table:content-validation-name="val1" office:value-type="string">
            <text:p>Should not happen</text:p>
          </table:table-cell>
          <table:table-cell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2]=&quot;Should Not HF26appen&quot;;[.E12]=&quot;Not Allowed&quot;); &quot;Illegal&quot;; IF([.E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2]=&quot;Should not happen&quot;;[.G12]=&quot;Not Allowed&quot;); &quot;Illegal&quot;; IF([.G12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2]=&quot;Should not happen&quot;;[.M12]=&quot;Not Allowed&quot;); &quot;Illegal&quot;; IF([.M12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10" office:value-type="string">
            <text:p>audJoinedChnl</text:p>
          </table:table-cell>
          <table:table-cell table:content-validation-name="val1" office:value-type="string">
            <text:p>Should not happen</text:p>
          </table:table-cell>
          <table:table-cell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3]=&quot;Should not happen&quot;;[.G13]=&quot;Not Allowed&quot;); &quot;Illegal&quot;; IF([.G13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3]=&quot;Should not happen&quot;;[.M13]=&quot;Not Allowed&quot;); &quot;Illegal&quot;; IF([.M13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JoinedSesh</text:p>
          </table:table-cell>
          <table:table-cell table:content-validation-name="val1" office:value-type="string">
            <text:p>Should not happen</text:p>
          </table:table-cell>
          <table:table-cell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4]=&quot;Should not happen&quot;;[.G14]=&quot;Not Allowed&quot;); &quot;Illegal&quot;; IF([.G14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4]=&quot;Should not happen&quot;;[.M14]=&quot;Not Allowed&quot;); &quot;Illegal&quot;; IF([.M14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Chnl</text:p>
          </table:table-cell>
          <table:table-cell table:content-validation-name="val1" office:value-type="string">
            <text:p>Should not happen</text:p>
          </table:table-cell>
          <table:table-cell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5]=&quot;Should not happen&quot;;[.G15]=&quot;Not Allowed&quot;); &quot;Illegal&quot;; IF([.G15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5]=&quot;Should not happen&quot;;[.M15]=&quot;Not Allowed&quot;); &quot;Illegal&quot;; IF([.M15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Sesh</text:p>
          </table:table-cell>
          <table:table-cell table:content-validation-name="val1" office:value-type="string">
            <text:p>Should not happen</text:p>
          </table:table-cell>
          <table:table-cell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6]=&quot;Should not happen&quot;;[.G16]=&quot;Not Allowed&quot;); &quot;Illegal&quot;; IF([.G16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6]=&quot;Should not happen&quot;;[.K16]=&quot;Not Allowed&quot;); &quot;Illegal&quot;; IF([.K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6]=&quot;Should not happen&quot;;[.M16]=&quot;Not Allowed&quot;); &quot;Illegal&quot;; IF([.M16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RjctedChnl</text:p>
          </table:table-cell>
          <table:table-cell table:content-validation-name="val1" office:value-type="string">
            <text:p>Should not happen</text:p>
          </table:table-cell>
          <table:table-cell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7]=&quot;Should not happen&quot;;[.G17]=&quot;Not Allowed&quot;); &quot;Illegal&quot;; IF([.G17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7]=&quot;Should not happen&quot;;[.M17]=&quot;Not Allowed&quot;); &quot;Illegal&quot;; IF([.M17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romSvrNtfy</text:p>
          </table:table-cell>
          <table:table-cell table:style-name="ce9" office:value-type="string">
            <text:p>discned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8]=&quot;Should not happen&quot;;[.C18]=&quot;Not Allowed&quot;); &quot;Illegal&quot;; IF([.C1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8]=&quot;Should not happen&quot;;[.E18]=&quot;Not Allowed&quot;); &quot;Illegal&quot;; IF([.E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G18]=&quot;Should not happen&quot;;[.G18]=&quot;Not Allowed&quot;); &quot;Illegal&quot;; IF([.G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I18]=&quot;Should not happen&quot;;[.I18]=&quot;Not Allowed&quot;); &quot;Illegal&quot;; IF([.I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K18]=&quot;Should not happen&quot;;[.K18]=&quot;Not Allowed&quot;); &quot;Illegal&quot;; IF([.K18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00/00/00</text:date>, <text:time style:data-style-name="N2" text:time-value="0000-00-00T12:38:27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2T12:38:37.30</dc:date>
    <meta:editing-duration>PT4H8M23S</meta:editing-duration>
    <meta:editing-cycles>15</meta:editing-cycles>
    <meta:generator>LibreOffice/4.0.0.3$Windows_x86 LibreOffice_project/7545bee9c2a0782548772a21bc84a9dcc583b89</meta:generator>
    <meta:document-statistic meta:table-count="1" meta:cell-count="244" meta:object-count="0"/>
  </office:meta>
</office:document-meta>
</file>